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bc0ddfd4260fea4f479bbb27df2a3a5d" style:family="table-column">
      <style:table-column-properties fo:break-before="auto" style:use-optimal-column-width="false" style:column-width="6cm"/>
    </style:style>
    <style:style style:name="odsStyleTableColumn-8edc8839cddf40b6c4c18a50ee174b75" style:family="table-column">
      <style:table-column-properties fo:break-before="auto" style:use-optimal-column-width="false" style:column-width="5cm"/>
    </style:style>
    <style:style style:name="odsStyleTableColumn-50936c9d5829c3b5808d985156b61b15" style:family="table-column">
      <style:table-column-properties fo:break-before="auto" style:use-optimal-column-width="false" style:column-width="3cm"/>
    </style:style>
    <style:style style:name="odsStyleTableCell-e0acc70fc623a2d87368376922ccdcd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b9bdad4f3d07888a2c45ab4d13cfa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c6f252daf4d8580f17588813136c4d5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d3a5316bc7589a3875286093e56226d8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9b69833a3747fcbbb2d25fad19b2561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72be8b6afb4a42f861b153680ad84f14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bc0ddfd4260fea4f479bbb27df2a3a5d" table:default-cell-style-name="Default"/>
        <table:table-column table:style-name="odsStyleTableColumn-8edc8839cddf40b6c4c18a50ee174b75" table:default-cell-style-name="Default"/>
        <table:table-column table:style-name="odsStyleTableColumn-50936c9d5829c3b5808d985156b61b15" table:default-cell-style-name="Default"/>
        <table:table-column table:style-name="odsStyleTableColumn-50936c9d5829c3b5808d985156b61b15" table:default-cell-style-name="Default"/>
        <table:table-column table:style-name="odsStyleTableColumn-50936c9d5829c3b5808d985156b61b15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e0acc70fc623a2d87368376922ccdcd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b9bdad4f3d07888a2c45ab4d13cfa2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b9bdad4f3d07888a2c45ab4d13cfa28" table:number-columns-spanned="5" table:number-rows-spanned="1" office:value-type="string">
            <text:p>TABLA No. 64-24</text:p>
          </table:table-cell>
          <table:covered-table-cell table:number-columns-repeated="4"/>
        </table:table-row>
        <table:table-row table:style-name="ro1">
          <table:table-cell table:style-name="odsStyleTableCell-bb9bdad4f3d07888a2c45ab4d13cfa28" table:number-columns-spanned="5" table:number-rows-spanned="1" office:value-type="string">
            <text:p>TABLA DE COTIZACIONES DEL 4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b9bdad4f3d07888a2c45ab4d13cfa2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c6f252daf4d8580f17588813136c4d54" office:value-type="string">
            <text:p>PAIS</text:p>
          </table:table-cell>
          <table:table-cell table:style-name="odsStyleTableCell-c6f252daf4d8580f17588813136c4d54" office:value-type="string">
            <text:p>UNIDAD MONETARIA</text:p>
          </table:table-cell>
          <table:table-cell table:style-name="odsStyleTableCell-c6f252daf4d8580f17588813136c4d54" office:value-type="string">
            <text:p>MONEDA</text:p>
          </table:table-cell>
          <table:table-cell table:style-name="odsStyleTableCell-c6f252daf4d8580f17588813136c4d54" office:value-type="string">
            <text:p>TIPO DE CAMBIO EN Bs POR UNIDAD DE MONEDA EXTRANJERA</text:p>
          </table:table-cell>
          <table:table-cell table:style-name="odsStyleTableCell-c6f252daf4d8580f17588813136c4d54" office:value-type="string">
            <text:p>TIPO DE CAMBIO EN M.E.</text:p>
          </table:table-cell>
        </table:table-row>
        <table:table-row table:style-name="ro1">
          <table:table-cell table:style-name="odsStyleTableCell-d3a5316bc7589a3875286093e56226d8" office:value-type="string">
            <text:p>ESTADOS UNIDOS</text:p>
          </table:table-cell>
          <table:table-cell table:style-name="odsStyleTableCell-d3a5316bc7589a3875286093e56226d8" office:value-type="string">
            <text:p>DOLAR VENTA</text:p>
          </table:table-cell>
          <table:table-cell table:style-name="odsStyleTableCell-d3a5316bc7589a3875286093e56226d8" office:value-type="string">
            <text:p>USD.VENTA</text:p>
          </table:table-cell>
          <table:table-cell table:style-name="odsStyleTableCell-9b69833a3747fcbbb2d25fad19b25613" office:value-type="string">
            <text:p>6.96000</text:p>
          </table:table-cell>
          <table:table-cell table:style-name="odsStyleTableCell-9b69833a3747fcbbb2d25fad19b25613" office:value-type="string">
            <text:p/>
          </table:table-cell>
        </table:table-row>
        <table:table-row table:style-name="ro1">
          <table:table-cell table:style-name="odsStyleTableCell-d3a5316bc7589a3875286093e56226d8" office:value-type="string">
            <text:p>ESTADOS UNIDOS</text:p>
          </table:table-cell>
          <table:table-cell table:style-name="odsStyleTableCell-d3a5316bc7589a3875286093e56226d8" office:value-type="string">
            <text:p>DOLAR COMPRA</text:p>
          </table:table-cell>
          <table:table-cell table:style-name="odsStyleTableCell-d3a5316bc7589a3875286093e56226d8" office:value-type="string">
            <text:p>USD.COMPRA</text:p>
          </table:table-cell>
          <table:table-cell table:style-name="odsStyleTableCell-9b69833a3747fcbbb2d25fad19b25613" office:value-type="string">
            <text:p>6.86000</text:p>
          </table:table-cell>
          <table:table-cell table:style-name="odsStyleTableCell-9b69833a3747fcbbb2d25fad19b25613" office:value-type="string">
            <text:p/>
          </table:table-cell>
        </table:table-row>
        <table:table-row table:style-name="ro1">
          <table:table-cell table:style-name="odsStyleTableCell-d3a5316bc7589a3875286093e56226d8" office:value-type="string">
            <text:p>UNION EUROPEA</text:p>
          </table:table-cell>
          <table:table-cell table:style-name="odsStyleTableCell-d3a5316bc7589a3875286093e56226d8" office:value-type="string">
            <text:p>EURO</text:p>
          </table:table-cell>
          <table:table-cell table:style-name="odsStyleTableCell-d3a5316bc7589a3875286093e56226d8" office:value-type="string">
            <text:p>EUR</text:p>
          </table:table-cell>
          <table:table-cell table:style-name="odsStyleTableCell-9b69833a3747fcbbb2d25fad19b25613" office:value-type="string">
            <text:p>7.43285</text:p>
          </table:table-cell>
          <table:table-cell table:style-name="odsStyleTableCell-9b69833a3747fcbbb2d25fad19b25613" office:value-type="string">
            <text:p>0.92293</text:p>
          </table:table-cell>
        </table:table-row>
        <table:table-row table:style-name="ro1">
          <table:table-cell table:style-name="odsStyleTableCell-d3a5316bc7589a3875286093e56226d8" office:value-type="string">
            <text:p>JAPON</text:p>
          </table:table-cell>
          <table:table-cell table:style-name="odsStyleTableCell-d3a5316bc7589a3875286093e56226d8" office:value-type="string">
            <text:p>YEN</text:p>
          </table:table-cell>
          <table:table-cell table:style-name="odsStyleTableCell-d3a5316bc7589a3875286093e56226d8" office:value-type="string">
            <text:p>JPY</text:p>
          </table:table-cell>
          <table:table-cell table:style-name="odsStyleTableCell-9b69833a3747fcbbb2d25fad19b25613" office:value-type="string">
            <text:p>0.04523</text:p>
          </table:table-cell>
          <table:table-cell table:style-name="odsStyleTableCell-9b69833a3747fcbbb2d25fad19b25613" office:value-type="string">
            <text:p>151.67000</text:p>
          </table:table-cell>
        </table:table-row>
        <table:table-row table:style-name="ro1">
          <table:table-cell table:style-name="odsStyleTableCell-d3a5316bc7589a3875286093e56226d8" office:value-type="string">
            <text:p>ARABIA SAUDITA</text:p>
          </table:table-cell>
          <table:table-cell table:style-name="odsStyleTableCell-d3a5316bc7589a3875286093e56226d8" office:value-type="string">
            <text:p>RIYAL SAUDÍ</text:p>
          </table:table-cell>
          <table:table-cell table:style-name="odsStyleTableCell-d3a5316bc7589a3875286093e56226d8" office:value-type="string">
            <text:p>SAR</text:p>
          </table:table-cell>
          <table:table-cell table:style-name="odsStyleTableCell-9b69833a3747fcbbb2d25fad19b25613" office:value-type="string">
            <text:p>1.82889</text:p>
          </table:table-cell>
          <table:table-cell table:style-name="odsStyleTableCell-9b69833a3747fcbbb2d25fad19b25613" office:value-type="string">
            <text:p>3.75090</text:p>
          </table:table-cell>
        </table:table-row>
        <table:table-row table:style-name="ro1">
          <table:table-cell table:style-name="odsStyleTableCell-d3a5316bc7589a3875286093e56226d8" office:value-type="string">
            <text:p>ARGELIA</text:p>
          </table:table-cell>
          <table:table-cell table:style-name="odsStyleTableCell-d3a5316bc7589a3875286093e56226d8" office:value-type="string">
            <text:p>DINAR ARGELINO</text:p>
          </table:table-cell>
          <table:table-cell table:style-name="odsStyleTableCell-d3a5316bc7589a3875286093e56226d8" office:value-type="string">
            <text:p>DZD</text:p>
          </table:table-cell>
          <table:table-cell table:style-name="odsStyleTableCell-9b69833a3747fcbbb2d25fad19b25613" office:value-type="string">
            <text:p>0.05095</text:p>
          </table:table-cell>
          <table:table-cell table:style-name="odsStyleTableCell-9b69833a3747fcbbb2d25fad19b25613" office:value-type="string">
            <text:p>134.64000</text:p>
          </table:table-cell>
        </table:table-row>
        <table:table-row table:style-name="ro1">
          <table:table-cell table:style-name="odsStyleTableCell-d3a5316bc7589a3875286093e56226d8" office:value-type="string">
            <text:p>ARGENTINA</text:p>
          </table:table-cell>
          <table:table-cell table:style-name="odsStyleTableCell-d3a5316bc7589a3875286093e56226d8" office:value-type="string">
            <text:p>PESO</text:p>
          </table:table-cell>
          <table:table-cell table:style-name="odsStyleTableCell-d3a5316bc7589a3875286093e56226d8" office:value-type="string">
            <text:p>ARS</text:p>
          </table:table-cell>
          <table:table-cell table:style-name="odsStyleTableCell-9b69833a3747fcbbb2d25fad19b25613" office:value-type="string">
            <text:p>0.00800</text:p>
          </table:table-cell>
          <table:table-cell table:style-name="odsStyleTableCell-9b69833a3747fcbbb2d25fad19b25613" office:value-type="string">
            <text:p>857.67870</text:p>
          </table:table-cell>
        </table:table-row>
        <table:table-row table:style-name="ro1">
          <table:table-cell table:style-name="odsStyleTableCell-d3a5316bc7589a3875286093e56226d8" office:value-type="string">
            <text:p>AUSTRALIA</text:p>
          </table:table-cell>
          <table:table-cell table:style-name="odsStyleTableCell-d3a5316bc7589a3875286093e56226d8" office:value-type="string">
            <text:p>DÓLAR</text:p>
          </table:table-cell>
          <table:table-cell table:style-name="odsStyleTableCell-d3a5316bc7589a3875286093e56226d8" office:value-type="string">
            <text:p>AUD</text:p>
          </table:table-cell>
          <table:table-cell table:style-name="odsStyleTableCell-9b69833a3747fcbbb2d25fad19b25613" office:value-type="string">
            <text:p>4.50495</text:p>
          </table:table-cell>
          <table:table-cell table:style-name="odsStyleTableCell-9b69833a3747fcbbb2d25fad19b25613" office:value-type="string">
            <text:p>1.52277</text:p>
          </table:table-cell>
        </table:table-row>
        <table:table-row table:style-name="ro1">
          <table:table-cell table:style-name="odsStyleTableCell-d3a5316bc7589a3875286093e56226d8" office:value-type="string">
            <text:p>BRASIL</text:p>
          </table:table-cell>
          <table:table-cell table:style-name="odsStyleTableCell-d3a5316bc7589a3875286093e56226d8" office:value-type="string">
            <text:p>REAL</text:p>
          </table:table-cell>
          <table:table-cell table:style-name="odsStyleTableCell-d3a5316bc7589a3875286093e56226d8" office:value-type="string">
            <text:p>BRL</text:p>
          </table:table-cell>
          <table:table-cell table:style-name="odsStyleTableCell-9b69833a3747fcbbb2d25fad19b25613" office:value-type="string">
            <text:p>1.36160</text:p>
          </table:table-cell>
          <table:table-cell table:style-name="odsStyleTableCell-9b69833a3747fcbbb2d25fad19b25613" office:value-type="string">
            <text:p>5.03820</text:p>
          </table:table-cell>
        </table:table-row>
        <table:table-row table:style-name="ro1">
          <table:table-cell table:style-name="odsStyleTableCell-d3a5316bc7589a3875286093e56226d8" office:value-type="string">
            <text:p>CANADA</text:p>
          </table:table-cell>
          <table:table-cell table:style-name="odsStyleTableCell-d3a5316bc7589a3875286093e56226d8" office:value-type="string">
            <text:p>DÓLAR</text:p>
          </table:table-cell>
          <table:table-cell table:style-name="odsStyleTableCell-d3a5316bc7589a3875286093e56226d8" office:value-type="string">
            <text:p>CAD</text:p>
          </table:table-cell>
          <table:table-cell table:style-name="odsStyleTableCell-9b69833a3747fcbbb2d25fad19b25613" office:value-type="string">
            <text:p>5.07021</text:p>
          </table:table-cell>
          <table:table-cell table:style-name="odsStyleTableCell-9b69833a3747fcbbb2d25fad19b25613" office:value-type="string">
            <text:p>1.35300</text:p>
          </table:table-cell>
        </table:table-row>
        <table:table-row table:style-name="ro1">
          <table:table-cell table:style-name="odsStyleTableCell-d3a5316bc7589a3875286093e56226d8" office:value-type="string">
            <text:p>CHILE</text:p>
          </table:table-cell>
          <table:table-cell table:style-name="odsStyleTableCell-d3a5316bc7589a3875286093e56226d8" office:value-type="string">
            <text:p>PESO</text:p>
          </table:table-cell>
          <table:table-cell table:style-name="odsStyleTableCell-d3a5316bc7589a3875286093e56226d8" office:value-type="string">
            <text:p>CLP</text:p>
          </table:table-cell>
          <table:table-cell table:style-name="odsStyleTableCell-9b69833a3747fcbbb2d25fad19b25613" office:value-type="string">
            <text:p>0.00718</text:p>
          </table:table-cell>
          <table:table-cell table:style-name="odsStyleTableCell-9b69833a3747fcbbb2d25fad19b25613" office:value-type="string">
            <text:p>955.20000</text:p>
          </table:table-cell>
        </table:table-row>
        <table:table-row table:style-name="ro1">
          <table:table-cell table:style-name="odsStyleTableCell-d3a5316bc7589a3875286093e56226d8" office:value-type="string">
            <text:p>COLOMBIA</text:p>
          </table:table-cell>
          <table:table-cell table:style-name="odsStyleTableCell-d3a5316bc7589a3875286093e56226d8" office:value-type="string">
            <text:p>PESO</text:p>
          </table:table-cell>
          <table:table-cell table:style-name="odsStyleTableCell-d3a5316bc7589a3875286093e56226d8" office:value-type="string">
            <text:p>COP</text:p>
          </table:table-cell>
          <table:table-cell table:style-name="odsStyleTableCell-9b69833a3747fcbbb2d25fad19b25613" office:value-type="string">
            <text:p>0.00180</text:p>
          </table:table-cell>
          <table:table-cell table:style-name="odsStyleTableCell-9b69833a3747fcbbb2d25fad19b25613" office:value-type="string">
            <text:p>3,812.65000</text:p>
          </table:table-cell>
        </table:table-row>
        <table:table-row table:style-name="ro1">
          <table:table-cell table:style-name="odsStyleTableCell-d3a5316bc7589a3875286093e56226d8" office:value-type="string">
            <text:p>COREA DEL SUR</text:p>
          </table:table-cell>
          <table:table-cell table:style-name="odsStyleTableCell-d3a5316bc7589a3875286093e56226d8" office:value-type="string">
            <text:p>WON</text:p>
          </table:table-cell>
          <table:table-cell table:style-name="odsStyleTableCell-d3a5316bc7589a3875286093e56226d8" office:value-type="string">
            <text:p>KRW</text:p>
          </table:table-cell>
          <table:table-cell table:style-name="odsStyleTableCell-9b69833a3747fcbbb2d25fad19b25613" office:value-type="string">
            <text:p>0.00509</text:p>
          </table:table-cell>
          <table:table-cell table:style-name="odsStyleTableCell-9b69833a3747fcbbb2d25fad19b25613" office:value-type="string">
            <text:p>1,348.81000</text:p>
          </table:table-cell>
        </table:table-row>
        <table:table-row table:style-name="ro1">
          <table:table-cell table:style-name="odsStyleTableCell-d3a5316bc7589a3875286093e56226d8" office:value-type="string">
            <text:p>COSTA RICA</text:p>
          </table:table-cell>
          <table:table-cell table:style-name="odsStyleTableCell-d3a5316bc7589a3875286093e56226d8" office:value-type="string">
            <text:p>COLON COSTARRICENSE</text:p>
          </table:table-cell>
          <table:table-cell table:style-name="odsStyleTableCell-d3a5316bc7589a3875286093e56226d8" office:value-type="string">
            <text:p>CRC</text:p>
          </table:table-cell>
          <table:table-cell table:style-name="odsStyleTableCell-9b69833a3747fcbbb2d25fad19b25613" office:value-type="string">
            <text:p>0.01353</text:p>
          </table:table-cell>
          <table:table-cell table:style-name="odsStyleTableCell-9b69833a3747fcbbb2d25fad19b25613" office:value-type="string">
            <text:p>506.89000</text:p>
          </table:table-cell>
        </table:table-row>
        <table:table-row table:style-name="ro1">
          <table:table-cell table:style-name="odsStyleTableCell-d3a5316bc7589a3875286093e56226d8" office:value-type="string">
            <text:p>REPUBLICA CHECA</text:p>
          </table:table-cell>
          <table:table-cell table:style-name="odsStyleTableCell-d3a5316bc7589a3875286093e56226d8" office:value-type="string">
            <text:p>CORONA CHECA</text:p>
          </table:table-cell>
          <table:table-cell table:style-name="odsStyleTableCell-d3a5316bc7589a3875286093e56226d8" office:value-type="string">
            <text:p>CZK</text:p>
          </table:table-cell>
          <table:table-cell table:style-name="odsStyleTableCell-9b69833a3747fcbbb2d25fad19b25613" office:value-type="string">
            <text:p>0.29342</text:p>
          </table:table-cell>
          <table:table-cell table:style-name="odsStyleTableCell-9b69833a3747fcbbb2d25fad19b25613" office:value-type="string">
            <text:p>23.37920</text:p>
          </table:table-cell>
        </table:table-row>
        <table:table-row table:style-name="ro1">
          <table:table-cell table:style-name="odsStyleTableCell-d3a5316bc7589a3875286093e56226d8" office:value-type="string">
            <text:p>DINAMARCA</text:p>
          </table:table-cell>
          <table:table-cell table:style-name="odsStyleTableCell-d3a5316bc7589a3875286093e56226d8" office:value-type="string">
            <text:p>CORONA</text:p>
          </table:table-cell>
          <table:table-cell table:style-name="odsStyleTableCell-d3a5316bc7589a3875286093e56226d8" office:value-type="string">
            <text:p>DKK</text:p>
          </table:table-cell>
          <table:table-cell table:style-name="odsStyleTableCell-9b69833a3747fcbbb2d25fad19b25613" office:value-type="string">
            <text:p>0.99643</text:p>
          </table:table-cell>
          <table:table-cell table:style-name="odsStyleTableCell-9b69833a3747fcbbb2d25fad19b25613" office:value-type="string">
            <text:p>6.88460</text:p>
          </table:table-cell>
        </table:table-row>
        <table:table-row table:style-name="ro1">
          <table:table-cell table:style-name="odsStyleTableCell-d3a5316bc7589a3875286093e56226d8" office:value-type="string">
            <text:p>ECUADOR</text:p>
          </table:table-cell>
          <table:table-cell table:style-name="odsStyleTableCell-d3a5316bc7589a3875286093e56226d8" office:value-type="string">
            <text:p>DÓLAR</text:p>
          </table:table-cell>
          <table:table-cell table:style-name="odsStyleTableCell-d3a5316bc7589a3875286093e56226d8" office:value-type="string">
            <text:p>USD</text:p>
          </table:table-cell>
          <table:table-cell table:style-name="odsStyleTableCell-9b69833a3747fcbbb2d25fad19b25613" office:value-type="string">
            <text:p>6.86000</text:p>
          </table:table-cell>
          <table:table-cell table:style-name="odsStyleTableCell-9b69833a3747fcbbb2d25fad19b25613" office:value-type="string">
            <text:p>1.00000</text:p>
          </table:table-cell>
        </table:table-row>
        <table:table-row table:style-name="ro1">
          <table:table-cell table:style-name="odsStyleTableCell-d3a5316bc7589a3875286093e56226d8" office:value-type="string">
            <text:p>EMIRATOS ARABES</text:p>
          </table:table-cell>
          <table:table-cell table:style-name="odsStyleTableCell-d3a5316bc7589a3875286093e56226d8" office:value-type="string">
            <text:p>DIRHAM</text:p>
          </table:table-cell>
          <table:table-cell table:style-name="odsStyleTableCell-d3a5316bc7589a3875286093e56226d8" office:value-type="string">
            <text:p>AED</text:p>
          </table:table-cell>
          <table:table-cell table:style-name="odsStyleTableCell-9b69833a3747fcbbb2d25fad19b25613" office:value-type="string">
            <text:p>1.86799</text:p>
          </table:table-cell>
          <table:table-cell table:style-name="odsStyleTableCell-9b69833a3747fcbbb2d25fad19b25613" office:value-type="string">
            <text:p>3.67240</text:p>
          </table:table-cell>
        </table:table-row>
        <table:table-row table:style-name="ro1">
          <table:table-cell table:style-name="odsStyleTableCell-d3a5316bc7589a3875286093e56226d8" office:value-type="string">
            <text:p>FILIPINAS</text:p>
          </table:table-cell>
          <table:table-cell table:style-name="odsStyleTableCell-d3a5316bc7589a3875286093e56226d8" office:value-type="string">
            <text:p>PESO FILIPINO</text:p>
          </table:table-cell>
          <table:table-cell table:style-name="odsStyleTableCell-d3a5316bc7589a3875286093e56226d8" office:value-type="string">
            <text:p>PHP</text:p>
          </table:table-cell>
          <table:table-cell table:style-name="odsStyleTableCell-9b69833a3747fcbbb2d25fad19b25613" office:value-type="string">
            <text:p>0.12152</text:p>
          </table:table-cell>
          <table:table-cell table:style-name="odsStyleTableCell-9b69833a3747fcbbb2d25fad19b25613" office:value-type="string">
            <text:p>56.45000</text:p>
          </table:table-cell>
        </table:table-row>
        <table:table-row table:style-name="ro1">
          <table:table-cell table:style-name="odsStyleTableCell-d3a5316bc7589a3875286093e56226d8" office:value-type="string">
            <text:p>HAITÍ</text:p>
          </table:table-cell>
          <table:table-cell table:style-name="odsStyleTableCell-d3a5316bc7589a3875286093e56226d8" office:value-type="string">
            <text:p>GOURDE</text:p>
          </table:table-cell>
          <table:table-cell table:style-name="odsStyleTableCell-d3a5316bc7589a3875286093e56226d8" office:value-type="string">
            <text:p>HTG</text:p>
          </table:table-cell>
          <table:table-cell table:style-name="odsStyleTableCell-9b69833a3747fcbbb2d25fad19b25613" office:value-type="string">
            <text:p>0.05185</text:p>
          </table:table-cell>
          <table:table-cell table:style-name="odsStyleTableCell-9b69833a3747fcbbb2d25fad19b25613" office:value-type="string">
            <text:p>132.30670</text:p>
          </table:table-cell>
        </table:table-row>
        <table:table-row table:style-name="ro1">
          <table:table-cell table:style-name="odsStyleTableCell-d3a5316bc7589a3875286093e56226d8" office:value-type="string">
            <text:p>HONG KONG</text:p>
          </table:table-cell>
          <table:table-cell table:style-name="odsStyleTableCell-d3a5316bc7589a3875286093e56226d8" office:value-type="string">
            <text:p>DÓLAR</text:p>
          </table:table-cell>
          <table:table-cell table:style-name="odsStyleTableCell-d3a5316bc7589a3875286093e56226d8" office:value-type="string">
            <text:p>HKD</text:p>
          </table:table-cell>
          <table:table-cell table:style-name="odsStyleTableCell-9b69833a3747fcbbb2d25fad19b25613" office:value-type="string">
            <text:p>0.87625</text:p>
          </table:table-cell>
          <table:table-cell table:style-name="odsStyleTableCell-9b69833a3747fcbbb2d25fad19b25613" office:value-type="string">
            <text:p>7.82880</text:p>
          </table:table-cell>
        </table:table-row>
        <table:table-row table:style-name="ro1">
          <table:table-cell table:style-name="odsStyleTableCell-d3a5316bc7589a3875286093e56226d8" office:value-type="string">
            <text:p>INDIA</text:p>
          </table:table-cell>
          <table:table-cell table:style-name="odsStyleTableCell-d3a5316bc7589a3875286093e56226d8" office:value-type="string">
            <text:p>RUPIA</text:p>
          </table:table-cell>
          <table:table-cell table:style-name="odsStyleTableCell-d3a5316bc7589a3875286093e56226d8" office:value-type="string">
            <text:p>INR</text:p>
          </table:table-cell>
          <table:table-cell table:style-name="odsStyleTableCell-9b69833a3747fcbbb2d25fad19b25613" office:value-type="string">
            <text:p>0.08222</text:p>
          </table:table-cell>
          <table:table-cell table:style-name="odsStyleTableCell-9b69833a3747fcbbb2d25fad19b25613" office:value-type="string">
            <text:p>83.43500</text:p>
          </table:table-cell>
        </table:table-row>
        <table:table-row table:style-name="ro1">
          <table:table-cell table:style-name="odsStyleTableCell-d3a5316bc7589a3875286093e56226d8" office:value-type="string">
            <text:p>INDONESIA</text:p>
          </table:table-cell>
          <table:table-cell table:style-name="odsStyleTableCell-d3a5316bc7589a3875286093e56226d8" office:value-type="string">
            <text:p>RUPIA INDONESIA</text:p>
          </table:table-cell>
          <table:table-cell table:style-name="odsStyleTableCell-d3a5316bc7589a3875286093e56226d8" office:value-type="string">
            <text:p>IDR</text:p>
          </table:table-cell>
          <table:table-cell table:style-name="odsStyleTableCell-9b69833a3747fcbbb2d25fad19b25613" office:value-type="string">
            <text:p>0.00043</text:p>
          </table:table-cell>
          <table:table-cell table:style-name="odsStyleTableCell-9b69833a3747fcbbb2d25fad19b25613" office:value-type="string">
            <text:p>15,920.00000</text:p>
          </table:table-cell>
        </table:table-row>
        <table:table-row table:style-name="ro1">
          <table:table-cell table:style-name="odsStyleTableCell-d3a5316bc7589a3875286093e56226d8" office:value-type="string">
            <text:p>ISRAEL</text:p>
          </table:table-cell>
          <table:table-cell table:style-name="odsStyleTableCell-d3a5316bc7589a3875286093e56226d8" office:value-type="string">
            <text:p>NUEVO SÉQUEL</text:p>
          </table:table-cell>
          <table:table-cell table:style-name="odsStyleTableCell-d3a5316bc7589a3875286093e56226d8" office:value-type="string">
            <text:p>ILS</text:p>
          </table:table-cell>
          <table:table-cell table:style-name="odsStyleTableCell-9b69833a3747fcbbb2d25fad19b25613" office:value-type="string">
            <text:p>1.85305</text:p>
          </table:table-cell>
          <table:table-cell table:style-name="odsStyleTableCell-9b69833a3747fcbbb2d25fad19b25613" office:value-type="string">
            <text:p>3.70200</text:p>
          </table:table-cell>
        </table:table-row>
        <table:table-row table:style-name="ro1">
          <table:table-cell table:style-name="odsStyleTableCell-d3a5316bc7589a3875286093e56226d8" office:value-type="string">
            <text:p>MALASIA</text:p>
          </table:table-cell>
          <table:table-cell table:style-name="odsStyleTableCell-d3a5316bc7589a3875286093e56226d8" office:value-type="string">
            <text:p>RINGGIT MALAYO</text:p>
          </table:table-cell>
          <table:table-cell table:style-name="odsStyleTableCell-d3a5316bc7589a3875286093e56226d8" office:value-type="string">
            <text:p>MYR</text:p>
          </table:table-cell>
          <table:table-cell table:style-name="odsStyleTableCell-9b69833a3747fcbbb2d25fad19b25613" office:value-type="string">
            <text:p>1.44239</text:p>
          </table:table-cell>
          <table:table-cell table:style-name="odsStyleTableCell-9b69833a3747fcbbb2d25fad19b25613" office:value-type="string">
            <text:p>4.75600</text:p>
          </table:table-cell>
        </table:table-row>
        <table:table-row table:style-name="ro1">
          <table:table-cell table:style-name="odsStyleTableCell-d3a5316bc7589a3875286093e56226d8" office:value-type="string">
            <text:p>MEXICO</text:p>
          </table:table-cell>
          <table:table-cell table:style-name="odsStyleTableCell-d3a5316bc7589a3875286093e56226d8" office:value-type="string">
            <text:p>PESO</text:p>
          </table:table-cell>
          <table:table-cell table:style-name="odsStyleTableCell-d3a5316bc7589a3875286093e56226d8" office:value-type="string">
            <text:p>MXN</text:p>
          </table:table-cell>
          <table:table-cell table:style-name="odsStyleTableCell-9b69833a3747fcbbb2d25fad19b25613" office:value-type="string">
            <text:p>0.41476</text:p>
          </table:table-cell>
          <table:table-cell table:style-name="odsStyleTableCell-9b69833a3747fcbbb2d25fad19b25613" office:value-type="string">
            <text:p>16.53980</text:p>
          </table:table-cell>
        </table:table-row>
        <table:table-row table:style-name="ro1">
          <table:table-cell table:style-name="odsStyleTableCell-d3a5316bc7589a3875286093e56226d8" office:value-type="string">
            <text:p>NORUEGA</text:p>
          </table:table-cell>
          <table:table-cell table:style-name="odsStyleTableCell-d3a5316bc7589a3875286093e56226d8" office:value-type="string">
            <text:p>CORONA</text:p>
          </table:table-cell>
          <table:table-cell table:style-name="odsStyleTableCell-d3a5316bc7589a3875286093e56226d8" office:value-type="string">
            <text:p>NOK</text:p>
          </table:table-cell>
          <table:table-cell table:style-name="odsStyleTableCell-9b69833a3747fcbbb2d25fad19b25613" office:value-type="string">
            <text:p>0.63979</text:p>
          </table:table-cell>
          <table:table-cell table:style-name="odsStyleTableCell-9b69833a3747fcbbb2d25fad19b25613" office:value-type="string">
            <text:p>10.72220</text:p>
          </table:table-cell>
        </table:table-row>
        <table:table-row table:style-name="ro1">
          <table:table-cell table:style-name="odsStyleTableCell-d3a5316bc7589a3875286093e56226d8" office:value-type="string">
            <text:p>PANAMÁ</text:p>
          </table:table-cell>
          <table:table-cell table:style-name="odsStyleTableCell-d3a5316bc7589a3875286093e56226d8" office:value-type="string">
            <text:p>BALBOA</text:p>
          </table:table-cell>
          <table:table-cell table:style-name="odsStyleTableCell-d3a5316bc7589a3875286093e56226d8" office:value-type="string">
            <text:p>PAB</text:p>
          </table:table-cell>
          <table:table-cell table:style-name="odsStyleTableCell-9b69833a3747fcbbb2d25fad19b25613" office:value-type="string">
            <text:p>6.86000</text:p>
          </table:table-cell>
          <table:table-cell table:style-name="odsStyleTableCell-9b69833a3747fcbbb2d25fad19b25613" office:value-type="string">
            <text:p>1.00000</text:p>
          </table:table-cell>
        </table:table-row>
        <table:table-row table:style-name="ro1">
          <table:table-cell table:style-name="odsStyleTableCell-d3a5316bc7589a3875286093e56226d8" office:value-type="string">
            <text:p>PARAGUAY</text:p>
          </table:table-cell>
          <table:table-cell table:style-name="odsStyleTableCell-d3a5316bc7589a3875286093e56226d8" office:value-type="string">
            <text:p>GUARANI</text:p>
          </table:table-cell>
          <table:table-cell table:style-name="odsStyleTableCell-d3a5316bc7589a3875286093e56226d8" office:value-type="string">
            <text:p>PYG</text:p>
          </table:table-cell>
          <table:table-cell table:style-name="odsStyleTableCell-9b69833a3747fcbbb2d25fad19b25613" office:value-type="string">
            <text:p>0.00093</text:p>
          </table:table-cell>
          <table:table-cell table:style-name="odsStyleTableCell-9b69833a3747fcbbb2d25fad19b25613" office:value-type="string">
            <text:p>7,369.90000</text:p>
          </table:table-cell>
        </table:table-row>
        <table:table-row table:style-name="ro1">
          <table:table-cell table:style-name="odsStyleTableCell-d3a5316bc7589a3875286093e56226d8" office:value-type="string">
            <text:p>PERU</text:p>
          </table:table-cell>
          <table:table-cell table:style-name="odsStyleTableCell-d3a5316bc7589a3875286093e56226d8" office:value-type="string">
            <text:p>NUEVO SOL</text:p>
          </table:table-cell>
          <table:table-cell table:style-name="odsStyleTableCell-d3a5316bc7589a3875286093e56226d8" office:value-type="string">
            <text:p>PEN</text:p>
          </table:table-cell>
          <table:table-cell table:style-name="odsStyleTableCell-9b69833a3747fcbbb2d25fad19b25613" office:value-type="string">
            <text:p>1.86079</text:p>
          </table:table-cell>
          <table:table-cell table:style-name="odsStyleTableCell-9b69833a3747fcbbb2d25fad19b25613" office:value-type="string">
            <text:p>3.68660</text:p>
          </table:table-cell>
        </table:table-row>
        <table:table-row table:style-name="ro1">
          <table:table-cell table:style-name="odsStyleTableCell-d3a5316bc7589a3875286093e56226d8" office:value-type="string">
            <text:p>REINO UNIDO</text:p>
          </table:table-cell>
          <table:table-cell table:style-name="odsStyleTableCell-d3a5316bc7589a3875286093e56226d8" office:value-type="string">
            <text:p>LIBRA</text:p>
          </table:table-cell>
          <table:table-cell table:style-name="odsStyleTableCell-d3a5316bc7589a3875286093e56226d8" office:value-type="string">
            <text:p>GBP</text:p>
          </table:table-cell>
          <table:table-cell table:style-name="odsStyleTableCell-9b69833a3747fcbbb2d25fad19b25613" office:value-type="string">
            <text:p>8.68069</text:p>
          </table:table-cell>
          <table:table-cell table:style-name="odsStyleTableCell-9b69833a3747fcbbb2d25fad19b25613" office:value-type="string">
            <text:p>0.79026</text:p>
          </table:table-cell>
        </table:table-row>
        <table:table-row table:style-name="ro1">
          <table:table-cell table:style-name="odsStyleTableCell-d3a5316bc7589a3875286093e56226d8" office:value-type="string">
            <text:p>REPÚBLICA DOMINICANA</text:p>
          </table:table-cell>
          <table:table-cell table:style-name="odsStyleTableCell-d3a5316bc7589a3875286093e56226d8" office:value-type="string">
            <text:p>PESO DOMINICANO</text:p>
          </table:table-cell>
          <table:table-cell table:style-name="odsStyleTableCell-d3a5316bc7589a3875286093e56226d8" office:value-type="string">
            <text:p>DOP</text:p>
          </table:table-cell>
          <table:table-cell table:style-name="odsStyleTableCell-9b69833a3747fcbbb2d25fad19b25613" office:value-type="string">
            <text:p>0.11603</text:p>
          </table:table-cell>
          <table:table-cell table:style-name="odsStyleTableCell-9b69833a3747fcbbb2d25fad19b25613" office:value-type="string">
            <text:p>59.12100</text:p>
          </table:table-cell>
        </table:table-row>
        <table:table-row table:style-name="ro1">
          <table:table-cell table:style-name="odsStyleTableCell-d3a5316bc7589a3875286093e56226d8" office:value-type="string">
            <text:p>REP.POPULAR CHINA</text:p>
          </table:table-cell>
          <table:table-cell table:style-name="odsStyleTableCell-d3a5316bc7589a3875286093e56226d8" office:value-type="string">
            <text:p>YUAN RENMINBI OFFSHORE</text:p>
          </table:table-cell>
          <table:table-cell table:style-name="odsStyleTableCell-d3a5316bc7589a3875286093e56226d8" office:value-type="string">
            <text:p>CNH</text:p>
          </table:table-cell>
          <table:table-cell table:style-name="odsStyleTableCell-9b69833a3747fcbbb2d25fad19b25613" office:value-type="string">
            <text:p>0.94643</text:p>
          </table:table-cell>
          <table:table-cell table:style-name="odsStyleTableCell-9b69833a3747fcbbb2d25fad19b25613" office:value-type="string">
            <text:p>7.24830</text:p>
          </table:table-cell>
        </table:table-row>
        <table:table-row table:style-name="ro1">
          <table:table-cell table:style-name="odsStyleTableCell-d3a5316bc7589a3875286093e56226d8" office:value-type="string">
            <text:p>RUSIA</text:p>
          </table:table-cell>
          <table:table-cell table:style-name="odsStyleTableCell-d3a5316bc7589a3875286093e56226d8" office:value-type="string">
            <text:p>RUBLO RUSO</text:p>
          </table:table-cell>
          <table:table-cell table:style-name="odsStyleTableCell-d3a5316bc7589a3875286093e56226d8" office:value-type="string">
            <text:p>RUB</text:p>
          </table:table-cell>
          <table:table-cell table:style-name="odsStyleTableCell-9b69833a3747fcbbb2d25fad19b25613" office:value-type="string">
            <text:p>0.07438</text:p>
          </table:table-cell>
          <table:table-cell table:style-name="odsStyleTableCell-9b69833a3747fcbbb2d25fad19b25613" office:value-type="string">
            <text:p>92.22790</text:p>
          </table:table-cell>
        </table:table-row>
        <table:table-row table:style-name="ro1">
          <table:table-cell table:style-name="odsStyleTableCell-d3a5316bc7589a3875286093e56226d8" office:value-type="string">
            <text:p>SINGAPUR</text:p>
          </table:table-cell>
          <table:table-cell table:style-name="odsStyleTableCell-d3a5316bc7589a3875286093e56226d8" office:value-type="string">
            <text:p>DÓLAR</text:p>
          </table:table-cell>
          <table:table-cell table:style-name="odsStyleTableCell-d3a5316bc7589a3875286093e56226d8" office:value-type="string">
            <text:p>SGD</text:p>
          </table:table-cell>
          <table:table-cell table:style-name="odsStyleTableCell-9b69833a3747fcbbb2d25fad19b25613" office:value-type="string">
            <text:p>5.08827</text:p>
          </table:table-cell>
          <table:table-cell table:style-name="odsStyleTableCell-9b69833a3747fcbbb2d25fad19b25613" office:value-type="string">
            <text:p>1.34820</text:p>
          </table:table-cell>
        </table:table-row>
        <table:table-row table:style-name="ro1">
          <table:table-cell table:style-name="odsStyleTableCell-d3a5316bc7589a3875286093e56226d8" office:value-type="string">
            <text:p>SUDÁFRICA</text:p>
          </table:table-cell>
          <table:table-cell table:style-name="odsStyleTableCell-d3a5316bc7589a3875286093e56226d8" office:value-type="string">
            <text:p>RAND</text:p>
          </table:table-cell>
          <table:table-cell table:style-name="odsStyleTableCell-d3a5316bc7589a3875286093e56226d8" office:value-type="string">
            <text:p>ZAR</text:p>
          </table:table-cell>
          <table:table-cell table:style-name="odsStyleTableCell-9b69833a3747fcbbb2d25fad19b25613" office:value-type="string">
            <text:p>0.36780</text:p>
          </table:table-cell>
          <table:table-cell table:style-name="odsStyleTableCell-9b69833a3747fcbbb2d25fad19b25613" office:value-type="string">
            <text:p>18.65130</text:p>
          </table:table-cell>
        </table:table-row>
        <table:table-row table:style-name="ro1">
          <table:table-cell table:style-name="odsStyleTableCell-d3a5316bc7589a3875286093e56226d8" office:value-type="string">
            <text:p>SUECIA</text:p>
          </table:table-cell>
          <table:table-cell table:style-name="odsStyleTableCell-d3a5316bc7589a3875286093e56226d8" office:value-type="string">
            <text:p>CORONA</text:p>
          </table:table-cell>
          <table:table-cell table:style-name="odsStyleTableCell-d3a5316bc7589a3875286093e56226d8" office:value-type="string">
            <text:p>SEK</text:p>
          </table:table-cell>
          <table:table-cell table:style-name="odsStyleTableCell-9b69833a3747fcbbb2d25fad19b25613" office:value-type="string">
            <text:p>0.64498</text:p>
          </table:table-cell>
          <table:table-cell table:style-name="odsStyleTableCell-9b69833a3747fcbbb2d25fad19b25613" office:value-type="string">
            <text:p>10.63600</text:p>
          </table:table-cell>
        </table:table-row>
        <table:table-row table:style-name="ro1">
          <table:table-cell table:style-name="odsStyleTableCell-d3a5316bc7589a3875286093e56226d8" office:value-type="string">
            <text:p>SUIZA</text:p>
          </table:table-cell>
          <table:table-cell table:style-name="odsStyleTableCell-d3a5316bc7589a3875286093e56226d8" office:value-type="string">
            <text:p>FRANCO</text:p>
          </table:table-cell>
          <table:table-cell table:style-name="odsStyleTableCell-d3a5316bc7589a3875286093e56226d8" office:value-type="string">
            <text:p>CHF</text:p>
          </table:table-cell>
          <table:table-cell table:style-name="odsStyleTableCell-9b69833a3747fcbbb2d25fad19b25613" office:value-type="string">
            <text:p>7.59522</text:p>
          </table:table-cell>
          <table:table-cell table:style-name="odsStyleTableCell-9b69833a3747fcbbb2d25fad19b25613" office:value-type="string">
            <text:p>0.90320</text:p>
          </table:table-cell>
        </table:table-row>
        <table:table-row table:style-name="ro1">
          <table:table-cell table:style-name="odsStyleTableCell-d3a5316bc7589a3875286093e56226d8" office:value-type="string">
            <text:p>TAILANDIA</text:p>
          </table:table-cell>
          <table:table-cell table:style-name="odsStyleTableCell-d3a5316bc7589a3875286093e56226d8" office:value-type="string">
            <text:p>THAI BAHT</text:p>
          </table:table-cell>
          <table:table-cell table:style-name="odsStyleTableCell-d3a5316bc7589a3875286093e56226d8" office:value-type="string">
            <text:p>THB</text:p>
          </table:table-cell>
          <table:table-cell table:style-name="odsStyleTableCell-9b69833a3747fcbbb2d25fad19b25613" office:value-type="string">
            <text:p>0.18738</text:p>
          </table:table-cell>
          <table:table-cell table:style-name="odsStyleTableCell-9b69833a3747fcbbb2d25fad19b25613" office:value-type="string">
            <text:p>36.61100</text:p>
          </table:table-cell>
        </table:table-row>
        <table:table-row table:style-name="ro1">
          <table:table-cell table:style-name="odsStyleTableCell-d3a5316bc7589a3875286093e56226d8" office:value-type="string">
            <text:p>TAIWAN</text:p>
          </table:table-cell>
          <table:table-cell table:style-name="odsStyleTableCell-d3a5316bc7589a3875286093e56226d8" office:value-type="string">
            <text:p>DÓLAR</text:p>
          </table:table-cell>
          <table:table-cell table:style-name="odsStyleTableCell-d3a5316bc7589a3875286093e56226d8" office:value-type="string">
            <text:p>TWD</text:p>
          </table:table-cell>
          <table:table-cell table:style-name="odsStyleTableCell-9b69833a3747fcbbb2d25fad19b25613" office:value-type="string">
            <text:p>0.21404</text:p>
          </table:table-cell>
          <table:table-cell table:style-name="odsStyleTableCell-9b69833a3747fcbbb2d25fad19b25613" office:value-type="string">
            <text:p>32.05000</text:p>
          </table:table-cell>
        </table:table-row>
        <table:table-row table:style-name="ro1">
          <table:table-cell table:style-name="odsStyleTableCell-d3a5316bc7589a3875286093e56226d8" office:value-type="string">
            <text:p>TÚNEZ</text:p>
          </table:table-cell>
          <table:table-cell table:style-name="odsStyleTableCell-d3a5316bc7589a3875286093e56226d8" office:value-type="string">
            <text:p>DINAR TUNECINO</text:p>
          </table:table-cell>
          <table:table-cell table:style-name="odsStyleTableCell-d3a5316bc7589a3875286093e56226d8" office:value-type="string">
            <text:p>TND</text:p>
          </table:table-cell>
          <table:table-cell table:style-name="odsStyleTableCell-9b69833a3747fcbbb2d25fad19b25613" office:value-type="string">
            <text:p>2.19815</text:p>
          </table:table-cell>
          <table:table-cell table:style-name="odsStyleTableCell-9b69833a3747fcbbb2d25fad19b25613" office:value-type="string">
            <text:p>3.12080</text:p>
          </table:table-cell>
        </table:table-row>
        <table:table-row table:style-name="ro1">
          <table:table-cell table:style-name="odsStyleTableCell-d3a5316bc7589a3875286093e56226d8" office:value-type="string">
            <text:p>TURQUÍA</text:p>
          </table:table-cell>
          <table:table-cell table:style-name="odsStyleTableCell-d3a5316bc7589a3875286093e56226d8" office:value-type="string">
            <text:p>LIRA TURCA</text:p>
          </table:table-cell>
          <table:table-cell table:style-name="odsStyleTableCell-d3a5316bc7589a3875286093e56226d8" office:value-type="string">
            <text:p>TRY</text:p>
          </table:table-cell>
          <table:table-cell table:style-name="odsStyleTableCell-9b69833a3747fcbbb2d25fad19b25613" office:value-type="string">
            <text:p>0.21478</text:p>
          </table:table-cell>
          <table:table-cell table:style-name="odsStyleTableCell-9b69833a3747fcbbb2d25fad19b25613" office:value-type="string">
            <text:p>31.93960</text:p>
          </table:table-cell>
        </table:table-row>
        <table:table-row table:style-name="ro1">
          <table:table-cell table:style-name="odsStyleTableCell-d3a5316bc7589a3875286093e56226d8" office:value-type="string">
            <text:p>URUGUAY</text:p>
          </table:table-cell>
          <table:table-cell table:style-name="odsStyleTableCell-d3a5316bc7589a3875286093e56226d8" office:value-type="string">
            <text:p>PESO</text:p>
          </table:table-cell>
          <table:table-cell table:style-name="odsStyleTableCell-d3a5316bc7589a3875286093e56226d8" office:value-type="string">
            <text:p>UYU</text:p>
          </table:table-cell>
          <table:table-cell table:style-name="odsStyleTableCell-9b69833a3747fcbbb2d25fad19b25613" office:value-type="string">
            <text:p>0.17966</text:p>
          </table:table-cell>
          <table:table-cell table:style-name="odsStyleTableCell-9b69833a3747fcbbb2d25fad19b25613" office:value-type="string">
            <text:p>38.18400</text:p>
          </table:table-cell>
        </table:table-row>
        <table:table-row table:style-name="ro1">
          <table:table-cell table:style-name="odsStyleTableCell-d3a5316bc7589a3875286093e56226d8" office:value-type="string">
            <text:p>VENEZUELA</text:p>
          </table:table-cell>
          <table:table-cell table:style-name="odsStyleTableCell-d3a5316bc7589a3875286093e56226d8" office:value-type="string">
            <text:p>BOLIVAR DIGITAL</text:p>
          </table:table-cell>
          <table:table-cell table:style-name="odsStyleTableCell-d3a5316bc7589a3875286093e56226d8" office:value-type="string">
            <text:p>VES</text:p>
          </table:table-cell>
          <table:table-cell table:style-name="odsStyleTableCell-9b69833a3747fcbbb2d25fad19b25613" office:value-type="string">
            <text:p>0.18891</text:p>
          </table:table-cell>
          <table:table-cell table:style-name="odsStyleTableCell-9b69833a3747fcbbb2d25fad19b25613" office:value-type="string">
            <text:p>36.31400</text:p>
          </table:table-cell>
        </table:table-row>
        <table:table-row table:style-name="ro1">
          <table:table-cell table:style-name="odsStyleTableCell-d3a5316bc7589a3875286093e56226d8" office:value-type="string">
            <text:p>VIETNAM</text:p>
          </table:table-cell>
          <table:table-cell table:style-name="odsStyleTableCell-d3a5316bc7589a3875286093e56226d8" office:value-type="string">
            <text:p>DONG</text:p>
          </table:table-cell>
          <table:table-cell table:style-name="odsStyleTableCell-d3a5316bc7589a3875286093e56226d8" office:value-type="string">
            <text:p>VND</text:p>
          </table:table-cell>
          <table:table-cell table:style-name="odsStyleTableCell-9b69833a3747fcbbb2d25fad19b25613" office:value-type="string">
            <text:p>0.00027</text:p>
          </table:table-cell>
          <table:table-cell table:style-name="odsStyleTableCell-9b69833a3747fcbbb2d25fad19b25613" office:value-type="string">
            <text:p>24,997.50000</text:p>
          </table:table-cell>
        </table:table-row>
        <table:table-row table:style-name="ro1">
          <table:table-cell table:style-name="odsStyleTableCell-d3a5316bc7589a3875286093e56226d8" office:value-type="string">
            <text:p/>
          </table:table-cell>
          <table:table-cell table:style-name="odsStyleTableCell-d3a5316bc7589a3875286093e56226d8" office:value-type="string">
            <text:p>DERECHO ESPECIAL DE GIRO</text:p>
          </table:table-cell>
          <table:table-cell table:style-name="odsStyleTableCell-d3a5316bc7589a3875286093e56226d8" office:value-type="string">
            <text:p>USD/D.E.G.</text:p>
          </table:table-cell>
          <table:table-cell table:style-name="odsStyleTableCell-9b69833a3747fcbbb2d25fad19b25613" office:value-type="string">
            <text:p/>
          </table:table-cell>
          <table:table-cell table:style-name="odsStyleTableCell-9b69833a3747fcbbb2d25fad19b25613" office:value-type="string">
            <text:p>1.32273</text:p>
          </table:table-cell>
        </table:table-row>
        <table:table-row table:style-name="ro1">
          <table:table-cell table:style-name="odsStyleTableCell-d3a5316bc7589a3875286093e56226d8" office:value-type="string">
            <text:p/>
          </table:table-cell>
          <table:table-cell table:style-name="odsStyleTableCell-d3a5316bc7589a3875286093e56226d8" office:value-type="string">
            <text:p>UNIDAD DE FOMENTO DE VIVIENDA</text:p>
          </table:table-cell>
          <table:table-cell table:style-name="odsStyleTableCell-d3a5316bc7589a3875286093e56226d8" office:value-type="string">
            <text:p>Bs/UFV</text:p>
          </table:table-cell>
          <table:table-cell table:style-name="odsStyleTableCell-9b69833a3747fcbbb2d25fad19b25613" office:value-type="string">
            <text:p/>
          </table:table-cell>
          <table:table-cell table:style-name="odsStyleTableCell-9b69833a3747fcbbb2d25fad19b25613" office:value-type="string">
            <text:p>2.4879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b9bdad4f3d07888a2c45ab4d13cfa2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c6f252daf4d8580f17588813136c4d54" office:value-type="string">
            <text:p> </text:p>
          </table:table-cell>
          <table:table-cell table:style-name="odsStyleTableCell-c6f252daf4d8580f17588813136c4d54" office:value-type="string">
            <text:p>UNIDAD MONETARIA</text:p>
          </table:table-cell>
          <table:table-cell table:style-name="odsStyleTableCell-c6f252daf4d8580f17588813136c4d54" office:value-type="string">
            <text:p>MONEDA</text:p>
          </table:table-cell>
          <table:table-cell table:style-name="odsStyleTableCell-c6f252daf4d8580f17588813136c4d54" office:value-type="string">
            <text:p>TIPO DE CAMBIO EN M.E.</text:p>
          </table:table-cell>
        </table:table-row>
        <table:table-row table:style-name="ro1">
          <table:table-cell table:style-name="odsStyleTableCell-d3a5316bc7589a3875286093e56226d8" office:value-type="string">
            <text:p>ORO</text:p>
          </table:table-cell>
          <table:table-cell table:style-name="odsStyleTableCell-d3a5316bc7589a3875286093e56226d8" office:value-type="string">
            <text:p>ONZA TROY ORO</text:p>
          </table:table-cell>
          <table:table-cell table:style-name="odsStyleTableCell-d3a5316bc7589a3875286093e56226d8" office:value-type="string">
            <text:p>USD./O.T.F.</text:p>
          </table:table-cell>
          <table:table-cell table:style-name="odsStyleTableCell-9b69833a3747fcbbb2d25fad19b25613" office:value-type="string">
            <text:p>2,298.56000</text:p>
          </table:table-cell>
        </table:table-row>
        <table:table-row table:style-name="ro1">
          <table:table-cell table:style-name="odsStyleTableCell-d3a5316bc7589a3875286093e56226d8" office:value-type="string">
            <text:p>PLATA</text:p>
          </table:table-cell>
          <table:table-cell table:style-name="odsStyleTableCell-d3a5316bc7589a3875286093e56226d8" office:value-type="string">
            <text:p>ONZA TROY PLATA</text:p>
          </table:table-cell>
          <table:table-cell table:style-name="odsStyleTableCell-d3a5316bc7589a3875286093e56226d8" office:value-type="string">
            <text:p>USD./O.T.F.</text:p>
          </table:table-cell>
          <table:table-cell table:style-name="odsStyleTableCell-9b69833a3747fcbbb2d25fad19b25613" office:value-type="string">
            <text:p>27.06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b9bdad4f3d07888a2c45ab4d13cfa2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c6f252daf4d8580f17588813136c4d54" office:value-type="string">
            <text:p> </text:p>
          </table:table-cell>
          <table:table-cell table:style-name="odsStyleTableCell-c6f252daf4d8580f17588813136c4d54" office:value-type="string">
            <text:p>1 MES</text:p>
          </table:table-cell>
          <table:table-cell table:style-name="odsStyleTableCell-c6f252daf4d8580f17588813136c4d54" office:value-type="string">
            <text:p>3 MESES</text:p>
          </table:table-cell>
          <table:table-cell table:style-name="odsStyleTableCell-c6f252daf4d8580f17588813136c4d54" office:value-type="string">
            <text:p>6 MESES</text:p>
          </table:table-cell>
        </table:table-row>
        <table:table-row table:style-name="ro1">
          <table:table-cell table:style-name="odsStyleTableCell-72be8b6afb4a42f861b153680ad84f14" office:value-type="string">
            <text:p>TASA LIBOR(USD)</text:p>
          </table:table-cell>
          <table:table-cell table:style-name="odsStyleTableCell-9b69833a3747fcbbb2d25fad19b25613" office:value-type="string">
            <text:p>5.44</text:p>
          </table:table-cell>
          <table:table-cell table:style-name="odsStyleTableCell-9b69833a3747fcbbb2d25fad19b25613" office:value-type="string">
            <text:p>5.57</text:p>
          </table:table-cell>
          <table:table-cell table:style-name="odsStyleTableCell-9b69833a3747fcbbb2d25fad19b25613" office:value-type="string">
            <text:p>5.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3a5316bc7589a3875286093e56226d8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23</meta:creation-date>
    <meta:generator>ods générator</meta:generator>
    <dc:date>2024-10-18T20:18:23</dc:date>
    <meta:editing-duration>PT1S</meta:editing-duration>
    <meta:editing-cycles>1</meta:editing-cycles>
    <meta:document-statistic meta:table-count="1" meta:cell-count="4" meta:object-count="0"/>
  </office:meta>
</office:document-meta>
</file>